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72255e"/>
    </style:style>
    <style:style style:name="P63" style:family="paragraph" style:parent-style-name="Footnote">
      <style:text-properties officeooo:paragraph-rsid="0e81bf91"/>
    </style:style>
    <style:style style:name="P64" style:family="paragraph" style:parent-style-name="Footnote">
      <style:text-properties officeooo:paragraph-rsid="0e9381e6"/>
    </style:style>
    <style:style style:name="P65" style:family="paragraph" style:parent-style-name="Footnote">
      <style:text-properties officeooo:paragraph-rsid="0ead3525"/>
    </style:style>
    <style:style style:name="P66" style:family="paragraph" style:parent-style-name="Footnote">
      <style:text-properties officeooo:paragraph-rsid="0f01ec83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41fd77"/>
    </style:style>
    <style:style style:name="P69" style:family="paragraph" style:parent-style-name="Standard">
      <style:text-properties officeooo:paragraph-rsid="0f430ec2"/>
    </style:style>
    <style:style style:name="P70" style:family="paragraph" style:parent-style-name="Standard">
      <style:text-properties officeooo:paragraph-rsid="0f4d8759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f5f1cf7"/>
    </style:style>
    <style:style style:name="P73" style:family="paragraph" style:parent-style-name="Standard">
      <style:paragraph-properties fo:text-align="center" style:justify-single-word="false"/>
      <style:text-properties officeooo:paragraph-rsid="0eb4913f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d804757"/>
    </style:style>
    <style:style style:name="P79" style:family="paragraph" style:parent-style-name="Standard">
      <style:paragraph-properties fo:text-align="center" style:justify-single-word="false"/>
      <style:text-properties officeooo:paragraph-rsid="0dce9327"/>
    </style:style>
    <style:style style:name="P80" style:family="paragraph" style:parent-style-name="Standard">
      <style:text-properties officeooo:paragraph-rsid="0cb27039"/>
    </style:style>
    <style:style style:name="P81" style:family="paragraph" style:parent-style-name="Standard">
      <style:text-properties officeooo:paragraph-rsid="0ea9445c"/>
    </style:style>
    <style:style style:name="P82" style:family="paragraph" style:parent-style-name="Standard">
      <style:text-properties officeooo:paragraph-rsid="0f449ce3"/>
    </style:style>
    <style:style style:name="P83" style:family="paragraph" style:parent-style-name="Standard">
      <style:text-properties officeooo:paragraph-rsid="0d2e61eb"/>
    </style:style>
    <style:style style:name="P84" style:family="paragraph" style:parent-style-name="Standard">
      <style:text-properties officeooo:paragraph-rsid="0f4eeba0"/>
    </style:style>
    <style:style style:name="P85" style:family="paragraph" style:parent-style-name="Footnote">
      <style:text-properties officeooo:paragraph-rsid="0f851529"/>
    </style:style>
    <style:style style:name="P86" style:family="paragraph" style:parent-style-name="Footnote">
      <style:text-properties officeooo:paragraph-rsid="0f8b89b4"/>
    </style:style>
    <style:style style:name="P87" style:family="paragraph" style:parent-style-name="Footnote">
      <style:text-properties officeooo:paragraph-rsid="0f92b562"/>
    </style:style>
    <style:style style:name="P88" style:family="paragraph" style:parent-style-name="Standard">
      <style:text-properties officeooo:paragraph-rsid="0f467e32"/>
    </style:style>
    <style:style style:name="P89" style:family="paragraph" style:parent-style-name="Standard">
      <style:text-properties officeooo:paragraph-rsid="0f9ce6c3"/>
    </style:style>
    <style:style style:name="P90" style:family="paragraph" style:parent-style-name="Standard">
      <style:text-properties officeooo:paragraph-rsid="0f9ee08e"/>
    </style:style>
    <style:style style:name="P91" style:family="paragraph" style:parent-style-name="Footnote">
      <style:text-properties officeooo:paragraph-rsid="102291f9"/>
    </style:style>
    <style:style style:name="P92" style:family="paragraph" style:parent-style-name="Standard">
      <style:text-properties officeooo:paragraph-rsid="0fa18f06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0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0" style:family="text">
      <style:text-properties fo:color="#000000" loext:opacity="100%" style:font-name="Liberation Sans" fo:font-size="12pt" style:font-size-asian="12pt" style:font-size-complex="12pt"/>
    </style:style>
    <style:style style:name="T24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3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4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4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6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6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6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7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7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7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7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7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officeooo:rsid="047da547"/>
    </style:style>
    <style:style style:name="T29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8" style:family="text">
      <style:text-properties style:use-window-font-color="true" loext:opacity="0%" style:font-name="Liberation Sans" fo:font-size="12pt" style:font-size-asian="12pt" style:font-size-complex="12pt"/>
    </style:style>
    <style:style style:name="T319" style:family="text">
      <style:text-properties style:use-window-font-color="true" loext:opacity="0%" style:font-name="Liberation Sans" officeooo:rsid="0efd8e5c"/>
    </style:style>
    <style:style style:name="T320" style:family="text">
      <style:text-properties officeooo:rsid="04473353"/>
    </style:style>
    <style:style style:name="T3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officeooo:rsid="0aace3cd"/>
    </style:style>
    <style:style style:name="T324" style:family="text">
      <style:text-properties fo:font-size="8pt" style:font-size-asian="8pt" style:font-size-complex="8pt" loext:padding="0.049cm" loext:border="0.31pt solid #000000"/>
    </style:style>
    <style:style style:name="T325" style:family="text">
      <style:text-properties officeooo:rsid="0e5635a7"/>
    </style:style>
    <style:style style:name="T326" style:family="text">
      <style:text-properties officeooo:rsid="0e838e2a"/>
    </style:style>
    <style:style style:name="T327" style:family="text">
      <style:text-properties officeooo:rsid="0e83c34e"/>
    </style:style>
    <style:style style:name="T3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3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3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3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5" style:family="text">
      <style:text-properties officeooo:rsid="0f0ca65a"/>
    </style:style>
    <style:style style:name="T336" style:family="text">
      <style:text-properties officeooo:rsid="0f8f58bd"/>
    </style:style>
    <style:style style:name="T337" style:family="text">
      <style:text-properties officeooo:rsid="0f95a7a0"/>
    </style:style>
    <style:style style:name="T338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3"><text:span text:style-name="Strong_20_Emphasis"><text:span text:style-name="T208">C</text:span></text:span><text:span text:style-name="Strong_20_Emphasis"><text:span text:style-name="T207">hecklist voor </text:span></text:span><text:span text:style-name="Strong_20_Emphasis"><text:span text:style-name="T209">de installatie</text:span></text:span><text:span text:style-name="Strong_20_Emphasis"><text:span text:style-name="T207"> van </text:span></text:span><text:span text:style-name="Strong_20_Emphasis"><text:span text:style-name="T207"><text:user-field-get text:name="Distro">Ubuntu</text:user-field-get></text:span></text:span><text:span text:style-name="Strong_20_Emphasis"><text:span text:style-name="T207"><text:s/></text:span></text:span><text:span text:style-name="Strong_20_Emphasis"><text:span text:style-name="T214"><text:user-field-get text:name="Version">22.04 LTS</text:user-field-get></text:span></text:span><text:span text:style-name="Strong_20_Emphasis"><text:span text:style-name="T211"><text:note text:id="ftn1" text:note-class="footnote"><text:note-citation>1</text:note-citation><text:note-body><text:p text:style-name="P85"><text:span text:style-name="T247">LTS</text:span><text:span text:style-name="T255"> </text:span><text:span text:style-name="T256">staat voor</text:span><text:span text:style-name="T254"> </text:span><text:span text:style-name="T247">Long-Term Support, langetermijnondersteuning, </text:span><text:span text:style-name="T257">en </text:span><text:span text:style-name="T258">d</text:span><text:span text:style-name="T257">eze </text:span><text:span text:style-name="Strong_20_Emphasis"><text:span text:style-name="T264"><text:user-field-get text:name="Distro">Ubuntu</text:user-field-get></text:span></text:span><text:span text:style-name="T257"><text:s/></text:span><text:span text:style-name="T265"><text:user-field-get text:name="Version">22.04 LTS</text:user-field-get></text:span><text:span text:style-name="T265"><text:s/></text:span><text:span text:style-name="Strong_20_Emphasis"><text:span text:style-name="T266"><text:user-field-get text:name="Edition">Desktop</text:user-field-get></text:span></text:span><text:span text:style-name="Strong_20_Emphasis"><text:span text:style-name="T266"><text:s/></text:span></text:span><text:span text:style-name="T259">(codenaam </text:span><text:span text:style-name="T263">j</text:span><text:span text:style-name="T328">ammy</text:span><text:span text:style-name="T259">) </text:span><text:span text:style-name="T256">van</text:span><text:span text:style-name="T253"> </text:span><text:span text:style-name="T251">april</text:span><text:span text:style-name="T249"> </text:span><text:span text:style-name="Strong_20_Emphasis"><text:span text:style-name="T129"><text:user-field-get style:data-style-name="N0" text:name="Releaseyear">2022</text:user-field-get></text:span></text:span><text:span text:style-name="T251"><text:s/></text:span><text:span text:style-name="T247">wordt </text:span><text:span text:style-name="T248">vijf</text:span><text:span text:style-name="T247"> jaar onder</text:span><text:span text:style-name="T262">steund</text:span><text:span text:style-name="T252"> </text:span><text:span text:style-name="T247">tot </text:span><text:span text:style-name="T251">april</text:span><text:span text:style-name="T246"> </text:span><text:span text:style-name="T247">202</text:span><text:span text:style-name="T251">7</text:span><text:span text:style-name="T250">.</text:span></text:p></text:note-body></text:note></text:span></text:span><text:span text:style-name="Strong_20_Emphasis"><text:span text:style-name="T212"><text:s/></text:span></text:span><text:span text:style-name="Strong_20_Emphasis"><text:span text:style-name="T213"><text:user-field-get text:name="Edition">Desktop</text:user-field-get></text:span></text:span><text:span text:style-name="Strong_20_Emphasis"><text:span text:style-name="T210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335">ONDERSTREEPTE</text:span></text:span><text:span text:style-name="T1"> </text:span><text:span text:style-name="T15">woorden</text:span><text:span text:style-name="T14"> het</text:span><text:span text:style-name="Strong_20_Emphasis"><text:span text:style-name="T272"> </text:span></text:span><text:span text:style-name="Strong_20_Emphasis"><text:span text:style-name="T273">tekstvak</text:span></text:span><text:span text:style-name="T15"> </text:span><text:span text:style-name="T20">in,</text:span><text:span text:style-name="T15"> </text:span><text:span text:style-name="T289">zie </text:span><text:span text:style-name="T319">[</text:span><text:span text:style-name="T289">toelichting</text:span><text:span text:style-name="T319">]</text:span><text:span text:style-name="T15">:</text:span></text:p>
      <text:p text:style-name="P1"><text:span text:style-name="Definition"><text:span text:style-name="T24">GEBRUIKER</text:span></text:span><text:span text:style-name="T297"><text:tab/><text:tab/></text:span><text:span text:style-name="T318"> <text:tab/><text:tab/></text:span><text:span text:style-name="T298"><draw:control text:anchor-type="as-char" svg:y="-0.429cm" draw:z-index="5" draw:name="Gebruiker" draw:style-name="gr2" draw:text-style-name="P99" svg:width="6.002cm" svg:height="0.6cm" draw:control="control6"><svg:title>Gebruiker</svg:title><svg:desc>Volledige naam, bijv. Jan Stek</svg:desc></draw:control></text:span><text:span text:style-name="T298"><text:tab/></text:span><text:span text:style-name="T299">[</text:span><text:span text:style-name="T292">volledige naam, bijv. </text:span><text:span text:style-name="T293">J</text:span><text:span text:style-name="T316">a</text:span><text:span text:style-name="T293">n </text:span><text:span text:style-name="T316">Jansen</text:span><text:span text:style-name="T317">]</text:span></text:p>
      <text:p text:style-name="P67"><text:span text:style-name="Definition"><text:span text:style-name="T291">g</text:span></text:span><text:span text:style-name="Definition">ebruikersnaam</text:span><text:span text:style-name="T290"><text:tab/></text:span><text:span text:style-name="T290"><draw:control text:anchor-type="as-char" svg:y="-0.429cm" draw:z-index="14" draw:name="Gberuikersnaam 2" draw:style-name="gr2" draw:text-style-name="P99" svg:width="6.002cm" svg:height="0.6cm" draw:control="control15"><svg:title>Gebruikersnaam</svg:title><svg:desc>Korte naam, bijv. jan</svg:desc></draw:control></text:span><text:span text:style-name="T290"><text:tab/></text:span><text:span text:style-name="T7">[</text:span><text:span text:style-name="T6">korte naam, bijv. </text:span><text:span text:style-name="T219">j</text:span><text:span text:style-name="T220">a</text:span><text:span text:style-name="T219">n</text:span><text:span text:style-name="T221">]</text:span></text:p>
      <text:p text:style-name="P4"><text:span text:style-name="Definition">COMPUTERNAAM</text:span><text:span text:style-name="T300"><text:tab/><text:tab/></text:span><draw:control text:anchor-type="as-char" svg:y="-0.429cm" draw:z-index="6" draw:name="Computernaam" draw:style-name="gr2" draw:text-style-name="P99" svg:width="6.002cm" svg:height="0.6cm" draw:control="control7"><svg:title>Computernaam</svg:title><svg:desc>Unieke naam van de computer</svg:desc></draw:control><text:tab/><text:span text:style-name="T305">[</text:span><text:span text:style-name="T301">naam van de compute</text:span><text:span text:style-name="T302">r, </text:span><text:span text:style-name="T303">bijv. </text:span><text:span text:style-name="T304">pc02</text:span><text:span text:style-name="T305">]</text:span></text:p>
      <text:p text:style-name="P2"><text:span text:style-name="Definition"><text:span text:style-name="T307">GEBRUIKER</text:span></text:span><text:span text:style-name="Definition"><text:span text:style-name="T311"><text:tab/></text:span></text:span><text:span text:style-name="T306"><text:tab/></text:span><text:span text:style-name="T318"> <text:tab/><text:tab/></text:span><text:span text:style-name="T298"><draw:control text:anchor-type="as-char" svg:y="-0.429cm" draw:z-index="11" draw:name="Gebruiker 1" draw:style-name="gr2" draw:text-style-name="P99" svg:width="6.002cm" svg:height="0.6cm" draw:control="control12"><svg:title>Gebruiker</svg:title><svg:desc>Volledige naam, bijv. Jan Stek</svg:desc></draw:control></text:span><text:span text:style-name="T298"><text:tab/></text:span><text:span text:style-name="T299">[</text:span><text:span text:style-name="T292">volledige naam </text:span><text:span text:style-name="T294">evt. </text:span><text:span text:style-name="T296">extra</text:span><text:span text:style-name="T294"> gebruiker</text:span><text:span text:style-name="T295">]</text:span></text:p>
      <text:p text:style-name="P60"><text:span text:style-name="Definition"><text:span text:style-name="T307">GEBRUIKERSN</text:span></text:span><text:span text:style-name="Definition"><text:span text:style-name="T308">aa</text:span></text:span><text:span text:style-name="Definition"><text:span text:style-name="T307">M</text:span></text:span><text:span text:style-name="Definition"><text:span text:style-name="T311"><text:tab/></text:span></text:span><text:span text:style-name="T290"><draw:control text:anchor-type="as-char" svg:y="-0.429cm" draw:z-index="12" draw:name="Gberuikersnaam 1" draw:style-name="gr2" draw:text-style-name="P99" svg:width="6.002cm" svg:height="0.6cm" draw:control="control13"><svg:title>Gebruikersnaam</svg:title><svg:desc>Korte naam, bijv. jan</svg:desc></draw:control></text:span><text:span text:style-name="T290"><text:tab/></text:span><text:span text:style-name="T310">[</text:span><text:span text:style-name="T309">korte naam</text:span><text:span text:style-name="T312"> </text:span><text:span text:style-name="T313">evt. </text:span><text:span text:style-name="T315">extra</text:span><text:span text:style-name="T313"> gebruiker</text:span><text:span text:style-name="T314">]</text:span></text:p>
      <text:p text:style-name="P5"><text:span text:style-name="T222">Vervang </text:span><text:span text:style-name="T229">de</text:span><text:span text:style-name="T222"> </text:span><text:span text:style-name="Definition"><text:span text:style-name="T25">ONDERSTREEPTE</text:span></text:span><text:span text:style-name="T222"> </text:span><text:span text:style-name="T223">woorden </text:span><text:span text:style-name="T222">in deze checklist door </text:span><text:span text:style-name="T229">d</text:span><text:span text:style-name="T230">i</text:span><text:span text:style-name="T229">e </text:span><text:span text:style-name="T228">in </text:span><text:span text:style-name="T230">het</text:span><text:span text:style-name="Strong_20_Emphasis"><text:span text:style-name="T65"> </text:span></text:span><text:span text:style-name="Strong_20_Emphasis"><text:span text:style-name="T86">tekstvak</text:span></text:span><text:span text:style-name="T222">.</text:span></text:p>
      <text:p text:style-name="P45"/>
      <text:p text:style-name="P45"/>
      <text:p text:style-name="P3"><text:span text:style-name="T234">Nog niet op Linux?</text:span><text:span text:style-name="T224"><text:tab/></text:span><text:span text:style-name="T231"><text:tab/></text:span><text:span text:style-name="T232">G</text:span><text:span text:style-name="T225">ebruik </text:span><text:span text:style-name="Strong_20_Emphasis"><text:span text:style-name="T235">Checklist </text:span></text:span><text:span text:style-name="Strong_20_Emphasis"><text:span text:style-name="T236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6"> onder </text:span><text:span text:style-name="T233">Linux</text:span><text:span text:style-name="T227">.</text:span></text:p>
      <text:p text:style-name="P42"><text:span text:style-name="T196">Nieuwe installatie?</text:span><text:span text:style-name="T191"><text:tab/></text:span><text:span text:style-name="T193"></text:span><text:span text:style-name="T195"><text:tab/></text:span><text:span text:style-name="T194">B</text:span><text:span text:style-name="T191">egin bij hoofdstuk </text:span><text:span text:style-name="T196"><text:bookmark-ref text:reference-format="page" text:ref-name="__RefNumPara__4009_1271708128">2</text:bookmark-ref></text:span><text:span text:style-name="T191"><text:s text:c="2"/></text:span><text:span text:style-name="T197"><text:bookmark-ref text:reference-format="text" text:ref-name="__RefNumPara__4009_1271708128">Installatie uitvoeren</text:bookmark-ref></text:span><text:span text:style-name="T192">.</text:span></text:p>
      <text:p text:style-name="P25"/>
      <text:p text:style-name="P25"/>
      <text:list xml:id="list1958595901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3"><draw:control text:anchor-type="as-char" draw:z-index="9" draw:name="Vorm3_0" draw:style-name="gr1" draw:text-style-name="P9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3"><draw:control text:anchor-type="as-char" draw:z-index="16" draw:name="Vorm3_ 2" draw:style-name="gr1" draw:text-style-name="P98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49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28">E</text:span></text:span><text:span text:style-name="User_20_Entry"><text:span text:style-name="T174">v</text:span></text:span><text:span text:style-name="User_20_Entry"><text:span text:style-name="T175">en</text:span></text:span><text:span text:style-name="User_20_Entry"><text:span text:style-name="T177">t</text:span></text:span><text:span text:style-name="User_20_Entry"><text:span text:style-name="T178">uele </text:span></text:span><text:span text:style-name="User_20_Entry"><text:span text:style-name="T179">extra </text:span></text:span><text:span text:style-name="Definition"><text:span text:style-name="T333">gebruiker</text:span></text:span><text:span text:style-name="User_20_Entry"><text:span text:style-name="T163">s</text:span></text:span><text:span text:style-name="User_20_Entry"><text:span text:style-name="T179"> aanmelden </text:span></text:span><text:span text:style-name="User_20_Entry"><text:span text:style-name="T180">en dezelfde stappen uitvoeren</text:span></text:span><text:span text:style-name="User_20_Entry"><text:span text:style-name="T176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5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5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1">Installeer </text:span></text:span><text:span text:style-name="Strong_20_Emphasis"><text:span text:style-name="T85">pakket kz</text:span></text:span><text:span text:style-name="Strong_20_Emphasis"><text:span text:style-name="T85"><text:note text:id="ftn3" text:note-class="footnote"><text:note-citation>3</text:note-citation><text:note-body><text:p text:style-name="P65"><text:span text:style-name="T326">Debian-</text:span><text:span text:style-name="T327">p</text:span>akket kz plaatst scripts voor het installeren en beheren van Debian en op Debian gebaseerd systeem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68"><text:span text:style-name="Strong_20_Emphasis"><text:span text:style-name="T88">D</text:span></text:span><text:span text:style-name="Strong_20_Emphasis"><text:span text:style-name="T65">ruk op de </text:span></text:span><text:span text:style-name="Strong_20_Emphasis"><text:span text:style-name="T62">Super</text:span></text:span><text:span text:style-name="Strong_20_Emphasis"><text:span text:style-name="T65">-toets</text:span></text:span><text:span text:style-name="Strong_20_Emphasis"><text:span text:style-name="T44"><text:note text:id="ftn4" text:note-class="footnote"><text:note-citation>4</text:note-citation><text:note-body><text:p text:style-name="P66"><text:span text:style-name="T190">D</text:span>e <text:span text:style-name="T324">Super</text:span>-toets <text:span text:style-name="T260">is de Windows-toets, Command-toets </text:span><text:span text:style-name="T261">(Apple)</text:span><text:span text:style-name="T260">, of Vergrootglas-toets </text:span><text:span text:style-name="T261">(Chromebook)</text:span><text:span text:style-name="T260">.</text:span></text:p></text:note-body></text:note>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4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1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4"> de</text:span></text:span><text:span text:style-name="Strong_20_Emphasis"><text:span text:style-name="T55">z</text:span></text:span><text:span text:style-name="Strong_20_Emphasis"><text:span text:style-name="T54">e </text:span></text:span><text:span text:style-name="Strong_20_Emphasis"><text:span text:style-name="T56">twee </text:span></text:span><text:span text:style-name="Strong_20_Emphasis"><text:span text:style-name="T54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27">wget karelzimmer.nl/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27">bash 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5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5"><draw:control text:anchor-type="as-char" draw:z-index="17" draw:name="Vorm 7" draw:style-name="gr1" draw:text-style-name="P98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5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1" office:value-type="string">
            <text:p text:style-name="P69"><text:span text:style-name="Strong_20_Emphasis"><text:span text:style-name="T88">D</text:span></text:span><text:span text:style-name="Strong_20_Emphasis"><text:span text:style-name="T60">ruk </text:span></text:span><text:span text:style-name="Strong_20_Emphasis"><text:span text:style-name="T61">op de </text:span></text:span><text:span text:style-name="Strong_20_Emphasis"><text:span text:style-name="T62">Super</text:span></text:span><text:span text:style-name="Strong_20_Emphasis"><text:span text:style-name="T61">-toets</text:span></text:span><text:span text:style-name="Strong_20_Emphasis"><text:span text:style-name="T59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00">men</text:span></text:span><text:span text:style-name="Strong_20_Emphasis"><text:span text:style-name="T101">u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</text:span></text:span><text:span text:style-name="Strong_20_Emphasis"><text:span text:style-name="T96">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61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1"/></text:span></text:p>
          </table:table-cell>
          <table:table-cell table:style-name="_31_._5f_Installatie_5f_voorbereiden.D12" office:value-type="string">
            <text:p text:style-name="P89"><text:span text:style-name="Strong_20_Emphasis"><text:span text:style-name="T92">Selecteer</text:span></text:span><text:span text:style-name="Strong_20_Emphasis"><text:span text:style-name="T58"> </text:span></text:span><text:span text:style-name="Strong_20_Emphasis"><text:span text:style-name="T113">1</text:span></text:span><text:span text:style-name="Strong_20_Emphasis"><text:span text:style-name="T114"> <text:s/></text:span></text:span><text:span text:style-name="Strong_20_Emphasis"><text:span text:style-name="T115">In</text:span></text:span><text:span text:style-name="Strong_20_Emphasis"><text:span text:style-name="T108">stallatie voorbereiden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8"/>
      <text:list xml:id="list191323505541828" text:continue-numbering="true" text:style-name="L1">
        <text:list-item>
          <text:p text:style-name="P95"><text:bookmark-start text:name="__RefNumPara__4009_1271708128"/><text:span text:style-name="Strong_20_Emphasis"><text:span text:style-name="T237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B1" office:value-type="string">
            <text:p text:style-name="P71"><text:span text:style-name="Strong_20_Emphasis"><text:span text:style-name="T95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40">Start de computer op vanaf</text:span><text:span text:style-name="T240"><text:note text:id="ftn5" text:note-class="footnote"><text:note-citation>1</text:note-citation><text:note-body><text:p text:style-name="P91"><text:span text:style-name="T184">B</text:span><text:span text:style-name="T185">ootmenu/</text:span><text:span text:style-name="T184">S</text:span><text:span text:style-name="T185">etup</text:span><text:span text:style-name="T183"> via </text:span><text:span text:style-name="T181">é</text:span><text:span text:style-name="T182">é</text:span><text:span text:style-name="T184">n van de </text:span><text:span text:style-name="Definition"><text:span text:style-name="T186">Veelgebruikte toetsen: </text:span></text:span><text:span text:style-name="Definition"><text:span text:style-name="T338">E</text:span></text:span><text:span text:style-name="Definition"><text:span text:style-name="T329">sc</text:span></text:span><text:span text:style-name="Definition"><text:span text:style-name="T186">, </text:span></text:span><text:span text:style-name="Definition"><text:span text:style-name="T330">D</text:span></text:span><text:span text:style-name="Definition"><text:span text:style-name="T329">elete</text:span></text:span><text:span text:style-name="Definition"><text:span text:style-name="T186">, </text:span></text:span><text:span text:style-name="Definition"><text:span text:style-name="T330">F</text:span></text:span><text:span text:style-name="Definition"><text:span text:style-name="T329">1</text:span></text:span><text:span text:style-name="Definition"><text:span text:style-name="T186">, </text:span></text:span><text:span text:style-name="Definition"><text:span text:style-name="T329">F2</text:span></text:span><text:span text:style-name="Definition"><text:span text:style-name="T186">, </text:span></text:span><text:span text:style-name="Definition"><text:span text:style-name="T330">F9, </text:span></text:span><text:span text:style-name="Definition"><text:span text:style-name="T331">F10, F11, </text:span></text:span><text:span text:style-name="Definition"><text:span text:style-name="T332">of</text:span></text:span><text:span text:style-name="Definition"><text:span text:style-name="T331"> </text:span></text:span><text:span text:style-name="Definition"><text:span text:style-name="T330">F12</text:span></text:span><text:span text:style-name="T183">.</text:span></text:p></text:note-body></text:note></text:span><text:span text:style-name="T240"> </text:span><text:span text:style-name="T244">een </text:span><text:span text:style-name="Strong_20_Emphasis"><text:span text:style-name="T217"><text:user-field-get text:name="Distro">Ubuntu</text:user-field-get></text:span></text:span><text:span text:style-name="T239"><text:s/></text:span><text:span text:style-name="T218"><text:user-field-get text:name="Version">22.04 LTS</text:user-field-get></text:span><text:span text:style-name="T123"><text:s/></text:span><text:span text:style-name="Strong_20_Emphasis"><text:span text:style-name="T121"><text:user-field-get text:name="Edition">Desktop</text:user-field-get></text:span></text:span><text:span text:style-name="Strong_20_Emphasis"><text:span text:style-name="T121"><text:s/></text:span></text:span><text:span text:style-name="Strong_20_Emphasis"><text:span text:style-name="T122">L</text:span></text:span><text:span text:style-name="T123">ive</text:span><text:span text:style-name="T123"><text:note text:id="ftn6" text:note-class="footnote"><text:note-citation>2</text:note-citation><text:note-body><text:p text:style-name="P87"><text:span text:style-name="T320">Vanaf ee</text:span>n <text:span text:style-name="T337">L</text:span>ive <text:span text:style-name="T336">USB</text:span><text:span text:style-name="T323">-stick </text:span><text:span text:style-name="T325">(</text:span><text:span text:style-name="T323">of </text:span><text:span text:style-name="T336">DVD</text:span><text:span text:style-name="T325">)</text:span><text:span text:style-name="T22"> </text:span>kunt <text:span text:style-name="T320">u opstarten en</text:span> <text:span text:style-name="T16">met </text:span><text:span text:style-name="Strong_20_Emphasis"><text:span text:style-name="T264"><text:user-field-get text:name="Distro">Ubuntu</text:user-field-get></text:span></text:span><text:span text:style-name="Strong_20_Emphasis"><text:span text:style-name="T264"><text:s/></text:span></text:span>werken zonder enige bestanden op de harde schijf te wijzigen en maakt ook installatie van <text:span text:style-name="Strong_20_Emphasis"><text:span text:style-name="T264"><text:user-field-get text:name="Distro">Ubuntu</text:user-field-get></text:span></text:span><text:span text:style-name="Strong_20_Emphasis"><text:span text:style-name="T264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7" text:note-class="footnote"><text:note-citation>3</text:note-citation><text:note-body><text:p text:style-name="P86"><text:span text:style-name="Strong_20_Emphasis"><text:span text:style-name="T158">In een grafische werkomgeving:<text:line-break/></text:span></text:span><text:span text:style-name="Strong_20_Emphasis"><text:span text:style-name="T130">Download </text:span></text:span><text:span text:style-name="Strong_20_Emphasis"><text:span text:style-name="T131">een </text:span></text:span><text:span text:style-name="Strong_20_Emphasis"><text:span text:style-name="T132">cd</text:span></text:span><text:span text:style-name="Strong_20_Emphasis"><text:span text:style-name="T159">-beeldbestand</text:span></text:span><text:span text:style-name="Strong_20_Emphasis"><text:span text:style-name="T133"> </text:span></text:span><text:span text:style-name="Strong_20_Emphasis"><text:span text:style-name="T134">(.iso) </text:span></text:span><text:span text:style-name="Strong_20_Emphasis"><text:span text:style-name="T133">vanaf </text:span></text:span><text:a xlink:type="simple" xlink:href="https://nl.releases.ubuntu.com/" text:style-name="Internet_20_link" text:visited-style-name="Visited_20_Internet_20_Link"><text:span text:style-name="Strong_20_Emphasis"><text:span text:style-name="T321">nl.releases.ubuntu.com</text:span></text:span></text:a><text:span text:style-name="Strong_20_Emphasis"><text:span text:style-name="T133">, </text:span></text:span><text:span text:style-name="Strong_20_Emphasis"><text:span text:style-name="T135">klik op</text:span></text:span><text:span text:style-name="Strong_20_Emphasis"><text:span text:style-name="T136"> </text:span></text:span><text:span text:style-name="Strong_20_Emphasis"><text:span text:style-name="T165"><text:user-field-get text:name="Distro">Ubuntu</text:user-field-get></text:span></text:span><text:span text:style-name="Strong_20_Emphasis"><text:span text:style-name="T165"><text:s/></text:span></text:span><text:span text:style-name="Strong_20_Emphasis"><text:span text:style-name="T165"><text:user-field-get text:name="Version">22.04 LTS</text:user-field-get></text:span></text:span><text:span text:style-name="Strong_20_Emphasis"><text:span text:style-name="T165"><text:s/>(Jammy Jellyfish)</text:span></text:span><text:span text:style-name="Strong_20_Emphasis"><text:span text:style-name="T136">, </text:span></text:span><text:span text:style-name="Strong_20_Emphasis"><text:span text:style-name="T137">en </text:span></text:span><text:span text:style-name="Strong_20_Emphasis"><text:span text:style-name="T135">klik </text:span></text:span><text:span text:style-name="Strong_20_Emphasis"><text:span text:style-name="T137">vervolgens </text:span></text:span><text:span text:style-name="Strong_20_Emphasis"><text:span text:style-name="T138">achter</text:span></text:span><text:span text:style-name="Strong_20_Emphasis"><text:span text:style-name="T137"> </text:span></text:span><text:span text:style-name="Strong_20_Emphasis"><text:span text:style-name="T170">Desktop</text:span></text:span><text:span text:style-name="Strong_20_Emphasis"><text:span text:style-name="T166"> image</text:span></text:span><text:span text:style-name="Strong_20_Emphasis"><text:span text:style-name="T137"> </text:span></text:span><text:span text:style-name="Strong_20_Emphasis"><text:span text:style-name="T138">op </text:span></text:span><text:span text:style-name="Strong_20_Emphasis"><text:span text:style-name="T164">64-bit PC (AMD64) desktop image</text:span></text:span><text:span text:style-name="Strong_20_Emphasis"><text:span text:style-name="T162">.</text:span></text:span><text:span text:style-name="Strong_20_Emphasis"><text:span text:style-name="T137"><text:line-break/></text:span></text:span><text:span text:style-name="Strong_20_Emphasis"><text:span text:style-name="T135">P</text:span></text:span><text:span text:style-name="Strong_20_Emphasis"><text:span text:style-name="T130">laats </text:span></text:span><text:span text:style-name="Strong_20_Emphasis"><text:span text:style-name="T131">een </text:span></text:span><text:span text:style-name="Strong_20_Emphasis"><text:span text:style-name="T132">usb</text:span></text:span><text:span text:style-name="Strong_20_Emphasis"><text:span text:style-name="T131">-stick </text:span></text:span><text:span text:style-name="Strong_20_Emphasis"><text:span text:style-name="T160">va</text:span></text:span><text:span text:style-name="Strong_20_Emphasis"><text:span text:style-name="T139">n </text:span></text:span><text:span text:style-name="Strong_20_Emphasis"><text:span text:style-name="T140">min</text:span></text:span><text:span text:style-name="Strong_20_Emphasis"><text:span text:style-name="T141">imaal</text:span></text:span><text:span text:style-name="Strong_20_Emphasis"><text:span text:style-name="T140"> </text:span></text:span><text:span text:style-name="Strong_20_Emphasis"><text:span text:style-name="T142">4</text:span></text:span><text:span text:style-name="Strong_20_Emphasis"><text:span text:style-name="T140"> GB. <text:line-break/></text:span></text:span><text:span text:style-name="Strong_20_Emphasis"><text:span text:style-name="T161">Zoek</text:span></text:span><text:span text:style-name="Strong_20_Emphasis"><text:span text:style-name="T140"> </text:span></text:span><text:span text:style-name="Strong_20_Emphasis"><text:span text:style-name="T167">s</text:span></text:span><text:span text:style-name="Strong_20_Emphasis"><text:span text:style-name="T168">ch</text:span></text:span><text:span text:style-name="Strong_20_Emphasis"><text:span text:style-name="T140"> en klik op het pictogram van</text:span></text:span><text:span text:style-name="Strong_20_Emphasis"><text:span text:style-name="T143"> </text:span></text:span><text:span text:style-name="Strong_20_Emphasis"><text:span text:style-name="T171">Schijven</text:span></text:span><text:span text:style-name="Strong_20_Emphasis"><text:span text:style-name="T144">. Selecteer de </text:span></text:span><text:span text:style-name="Strong_20_Emphasis"><text:span text:style-name="T145">usb</text:span></text:span><text:span text:style-name="Strong_20_Emphasis"><text:span text:style-name="T144">-stick in de lijst van schijven aan de linkerkant en klik rechtsboven op </text:span></text:span><text:span text:style-name="Strong_20_Emphasis"><text:span text:style-name="T169">Schijfinstellingen</text:span></text:span><text:span text:style-name="Strong_20_Emphasis"><text:span text:style-name="T144"> </text:span></text:span><text:span text:style-name="Strong_20_Emphasis"><text:span text:style-name="T169">⋮</text:span></text:span><text:span text:style-name="Strong_20_Emphasis"><text:span text:style-name="T144"> (icoontje met de drie puntjes).</text:span></text:span></text:p><text:p text:style-name="P62"><text:span text:style-name="Strong_20_Emphasis"><text:span text:style-name="T144"><text:tab/>Kies </text:span></text:span><text:span text:style-name="Strong_20_Emphasis"><text:span text:style-name="T169">Schijfkopie terugzetten</text:span></text:span><text:span text:style-name="Strong_20_Emphasis"><text:span text:style-name="T144"> en selecteer </text:span></text:span><text:span text:style-name="Strong_20_Emphasis"><text:span text:style-name="T146">het net</text:span></text:span><text:span text:style-name="Strong_20_Emphasis"><text:span text:style-name="T147"> gedownloade </text:span></text:span><text:span text:style-name="Strong_20_Emphasis"><text:span text:style-name="T148">cd</text:span></text:span><text:span text:style-name="T17">-beeldbestand </text:span><text:span text:style-name="T18">(.iso)</text:span><text:span text:style-name="Strong_20_Emphasis"><text:span text:style-name="T147">.</text:span></text:span></text:p><text:p text:style-name="P64"><text:span text:style-name="Strong_20_Emphasis"><text:span text:style-name="T144"><text:tab/>Klik op </text:span></text:span><text:span text:style-name="Strong_20_Emphasis"><text:span text:style-name="T169">Terugzetten starten</text:span></text:span><text:span text:style-name="Strong_20_Emphasis"><text:span text:style-name="T144"> en vervolgens op </text:span></text:span><text:span text:style-name="Strong_20_Emphasis"><text:span text:style-name="T169">Terugzetten</text:span></text:span><text:span text:style-name="Strong_20_Emphasis"><text:span text:style-name="T149">.<text:line-break/></text:span></text:span><text:span text:style-name="Strong_20_Emphasis"><text:span text:style-name="T150">O</text:span></text:span><text:span text:style-name="Strong_20_Emphasis"><text:span text:style-name="T131">f </text:span></text:span><text:span text:style-name="Strong_20_Emphasis"><text:span text:style-name="T151">gebruik </text:span></text:span><text:span text:style-name="Strong_20_Emphasis"><text:span text:style-name="T152">het programma </text:span></text:span><text:span text:style-name="Strong_20_Emphasis"><text:span text:style-name="T172">Etche</text:span></text:span><text:span text:style-name="Strong_20_Emphasis"><text:span text:style-name="T173">r</text:span></text:span><text:span text:style-name="Strong_20_Emphasis"><text:span text:style-name="T152"> </text:span></text:span><text:span text:style-name="Strong_20_Emphasis"><text:span text:style-name="T153">(</text:span></text:span><text:a xlink:type="simple" xlink:href="https://www.balena.io/etcher/" text:style-name="Internet_20_link" text:visited-style-name="Visited_20_Internet_20_Link"><text:span text:style-name="Strong_20_Emphasis"><text:span text:style-name="T322">etcher.io</text:span></text:span></text:a><text:span text:style-name="Strong_20_Emphasis"><text:span text:style-name="T153">) </text:span></text:span><text:span text:style-name="Strong_20_Emphasis"><text:span text:style-name="T154">dat </text:span></text:span><text:span text:style-name="Strong_20_Emphasis"><text:span text:style-name="T131">beschikbaar </text:span></text:span><text:span text:style-name="Strong_20_Emphasis"><text:span text:style-name="T154">is </text:span></text:span><text:span text:style-name="Strong_20_Emphasis"><text:span text:style-name="T131">voor </text:span></text:span><text:span text:style-name="Strong_20_Emphasis"><text:span text:style-name="T144">Windows, </text:span></text:span><text:span text:style-name="Strong_20_Emphasis"><text:span text:style-name="T155">mac</text:span></text:span><text:span text:style-name="Strong_20_Emphasis"><text:span text:style-name="T156">OS</text:span></text:span><text:span text:style-name="Strong_20_Emphasis"><text:span text:style-name="T152">, </text:span></text:span><text:span text:style-name="Strong_20_Emphasis"><text:span text:style-name="T153">en </text:span></text:span><text:span text:style-name="Strong_20_Emphasis"><text:span text:style-name="T152">Linux</text:span></text:span><text:span text:style-name="Strong_20_Emphasis"><text:span text:style-name="T157">.</text:span></text:span></text:p></text:note-body></text:note></text:span><text:span text:style-name="T123"> </text:span><text:span text:style-name="T125">of </text:span><text:span text:style-name="T126">DVD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1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2">Selecteer</text:span></text:span><text:span text:style-name="Strong_20_Emphasis"><text:span text:style-name="T48"> </text:span></text:span><text:span text:style-name="Strong_20_Emphasis"><text:span text:style-name="T107">Try or Install Ubuntu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27"><draw:control text:anchor-type="as-char" draw:z-index="15" draw:name="Vorm 6" draw:style-name="gr1" draw:text-style-name="P9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41">Kies</text:span><text:span text:style-name="T242"> </text:span><text:span text:style-name="T245">Nederlands</text:span><text:span text:style-name="T242"> en klik</text:span><text:span text:style-name="T243"> </text:span><text:span text:style-name="T242">op</text:span><text:span text:style-name="T241"> </text:span><text:span text:style-name="T238">Ubuntu installeren</text:span><text:span text:style-name="T241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1"><draw:control text:anchor-type="as-char" draw:z-index="13" draw:name="Vorm 1" draw:style-name="gr1" draw:text-style-name="P98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82">Bij</text:span><text:span text:style-name="T275"> </text:span><text:span text:style-name="Strong_20_Emphasis"><text:span text:style-name="T275">Wie bent u?</text:span></text:span><text:span text:style-name="T275">: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9" office:value-type="string">
            <text:p text:style-name="P14"><text:span text:style-name="T281">V</text:span><text:span text:style-name="T276">ul </text:span><text:span text:style-name="T277">in </text:span><text:span text:style-name="Strong_20_Emphasis"><text:span text:style-name="T278">Uw n</text:span></text:span><text:span text:style-name="Strong_20_Emphasis"><text:span text:style-name="T279">aam</text:span></text:span><text:span text:style-name="Strong_20_Emphasis"><text:span text:style-name="T268"> </text:span></text:span><text:span text:style-name="Definition"><text:span text:style-name="T4">gebruiker</text:span></text:span><text:span text:style-name="Strong_20_Emphasis"><text:span text:style-name="T269">, <text:line-break/></text:span></text:span><text:span text:style-name="Strong_20_Emphasis"><text:span text:style-name="T279">Naam </text:span></text:span><text:span text:style-name="Strong_20_Emphasis"><text:span text:style-name="T278">van uw </text:span></text:span><text:span text:style-name="Strong_20_Emphasis"><text:span text:style-name="T280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68">,<text:line-break/></text:span></text:span><text:span text:style-name="Strong_20_Emphasis"><text:span text:style-name="T278">Kies een g</text:span></text:span><text:span text:style-name="Strong_20_Emphasis"><text:span text:style-name="T280">ebruikersnaam</text:span></text:span><text:span text:style-name="Strong_20_Emphasis"><text:span text:style-name="T268"> </text:span></text:span><text:span text:style-name="Definition"><text:span text:style-name="T4">gebruikersnaam</text:span></text:span><text:span text:style-name="Strong_20_Emphasis"><text:span text:style-name="T268">, </text:span></text:span><text:span text:style-name="Strong_20_Emphasis"><text:span text:style-name="T271">en</text:span></text:span><text:span text:style-name="Strong_20_Emphasis"><text:span text:style-name="T268"><text:line-break/></text:span></text:span><text:span text:style-name="Strong_20_Emphasis"><text:span text:style-name="T270">g</text:span></text:span><text:span text:style-name="Strong_20_Emphasis"><text:span text:style-name="T267">eef tweemaal een </text:span></text:span><text:span text:style-name="Strong_20_Emphasis"><text:span text:style-name="T274">wachtwoord</text:span></text:span><text:span text:style-name="Strong_20_Emphasis"><text:span text:style-name="T267">.</text:span></text:span></text:p>
          </table:table-cell>
        </table:table-row>
      </table:table>
      <text:p text:style-name="P46"><text:span text:style-name="Strong_20_Emphasis"><text:span text:style-name="T97"/></text:span></text:p>
      <text:list xml:id="list191323902921359" text:continue-numbering="true" text:style-name="L1">
        <text:list-item>
          <text:p text:style-name="P94"><text:span text:style-name="Strong_20_Emphasis"><text:span text:style-name="T109">Installatie </text:span></text:span><text:span text:style-name="Strong_20_Emphasis"><text:span text:style-name="T110">afronden</text:span></text:span></text:p>
        </text:list-item>
      </text:list>
      <text:p text:style-name="P47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5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0"><text:span text:style-name="Strong_20_Emphasis"><text:span text:style-name="T47">Aanmelden als </text:span></text:span><text:span text:style-name="Definition"><text:span text:style-name="T9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80"><text:span text:style-name="Strong_20_Emphasis"><text:span text:style-name="T98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4"><draw:control text:anchor-type="as-char" draw:z-index="20" draw:name="Vorm13_1" draw:style-name="gr1" draw:text-style-name="P98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0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95"><draw:control text:anchor-type="as-char" draw:z-index="7" draw:name="Vorm4_1" draw:style-name="gr1" draw:text-style-name="P98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51">Installeer </text:span></text:span><text:span text:style-name="Strong_20_Emphasis"><text:span text:style-name="T85">pakket kz</text:span></text:span><text:span text:style-name="Strong_20_Emphasis"><text:span text:style-name="T85"><text:note text:id="ftn8" text:note-class="footnote"><text:note-citation>1</text:note-citation><text:note-body><text:p text:style-name="P63"><text:span text:style-name="T326">Debian-p</text:span>akket kz plaatst scripts voor het installeren en beheren van Debian en op Debian gebaseerd systeem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6" office:value-type="string">
            <text:p text:style-name="P82"><text:span text:style-name="Strong_20_Emphasis"><text:span text:style-name="T89">D</text:span></text:span><text:span text:style-name="Strong_20_Emphasis"><text:span text:style-name="T72">ruk</text:span></text:span><text:span text:style-name="Strong_20_Emphasis"><text:span text:style-name="T59"> op</text:span></text:span><text:span text:style-name="Strong_20_Emphasis"><text:span text:style-name="T73"> de </text:span></text:span><text:span text:style-name="Strong_20_Emphasis"><text:span text:style-name="T62">Super</text:span></text:span><text:span text:style-name="Strong_20_Emphasis"><text:span text:style-name="T73">-toets</text:span></text:span><text:span text:style-name="Strong_20_Emphasis"><text:span text:style-name="T65"><text:note text:id="ftn9" text:note-class="footnote"><text:note-citation>2</text:note-citation><text:note-body><text:p text:style-name="P43"><text:span text:style-name="T204">De </text:span><text:span text:style-name="T205">Super</text:span><text:span text:style-name="T204">-toets is de Windows-toets, Command-toets </text:span><text:span text:style-name="T206">(Apple)</text:span><text:span text:style-name="T204">, of Vergrootglas-toets </text:span><text:span text:style-name="T206">(Chromebook)</text:span><text:span text:style-name="T204">.</text:span></text:p></text:note-body></text:note>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4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51"/></text:span></text:p>
          </table:table-cell>
          <table:table-cell table:style-name="_33_._5f_Installatie_5f_afronden.C7" office:value-type="string">
            <text:p text:style-name="P83"><text:span text:style-name="T5">Typ</text:span><text:span text:style-name="Strong_20_Emphasis"><text:span text:style-name="T54"> de</text:span></text:span><text:span text:style-name="Strong_20_Emphasis"><text:span text:style-name="T74">z</text:span></text:span><text:span text:style-name="Strong_20_Emphasis"><text:span text:style-name="T54">e </text:span></text:span><text:span text:style-name="Strong_20_Emphasis"><text:span text:style-name="T56">twee </text:span></text:span><text:span text:style-name="Strong_20_Emphasis"><text:span text:style-name="T54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84"><text:span text:style-name="User_20_Entry"><text:span text:style-name="T27">wget karelzimmer.nl/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84"><text:span text:style-name="User_20_Entry"><text:span text:style-name="T27">bash 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5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3" office:value-type="string">
            <text:p text:style-name="P88"><text:span text:style-name="Strong_20_Emphasis"><text:span text:style-name="T89">D</text:span></text:span><text:span text:style-name="Strong_20_Emphasis"><text:span text:style-name="T78">ruk</text:span></text:span><text:span text:style-name="Strong_20_Emphasis"><text:span text:style-name="T77"> op</text:span></text:span><text:span text:style-name="Strong_20_Emphasis"><text:span text:style-name="T73"> de </text:span></text:span><text:span text:style-name="Strong_20_Emphasis"><text:span text:style-name="T62">Super</text:span></text:span><text:span text:style-name="Strong_20_Emphasis"><text:span text:style-name="T73">-toets</text:span></text:span><text:span text:style-name="Strong_20_Emphasis"><text:span text:style-name="T45">2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2">men</text:span></text:span><text:span text:style-name="Strong_20_Emphasis"><text:span text:style-name="T101">u</text:span></text:span><text:span text:style-name="Strong_20_Emphasis"><text:span text:style-name="T65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51"/></text:span></text:p>
          </table:table-cell>
          <table:table-cell table:style-name="_33_._5f_Installatie_5f_afronden.C14" office:value-type="string">
            <text:p text:style-name="P90"><text:span text:style-name="Strong_20_Emphasis"><text:span text:style-name="T92">Selecteer</text:span></text:span><text:span text:style-name="Strong_20_Emphasis"><text:span text:style-name="T68"> </text:span></text:span><text:span text:style-name="Strong_20_Emphasis"><text:span text:style-name="T116">3 </text:span></text:span><text:span text:style-name="Strong_20_Emphasis"><text:span text:style-name="T99"><text:s/></text:span></text:span><text:span text:style-name="Strong_20_Emphasis"><text:span text:style-name="T117">Installatie</text:span></text:span><text:span text:style-name="Strong_20_Emphasis"><text:span text:style-name="T118"> </text:span></text:span><text:span text:style-name="Strong_20_Emphasis"><text:span text:style-name="T119">afronden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47"><text:span text:style-name="Strong_20_Emphasis"><text:span text:style-name="T47"><text:tab/></text:span></text:span></text:p>
      <text:p text:style-name="P48"><text:span text:style-name="Strong_20_Emphasis"><text:span text:style-name="T69"/></text:span></text:p>
      <text:p text:style-name="P49"><text:span text:style-name="Strong_20_Emphasis"><text:span text:style-name="T58"/></text:span></text:p>
      <text:list xml:id="list191324359040135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Strong_20_Emphasis"><text:span text:style-name="T95"><draw:control text:anchor-type="as-char" draw:z-index="8" draw:name="Vorm40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8"><text:span text:style-name="Strong_20_Emphasis"><text:span text:style-name="T95"><draw:control text:anchor-type="as-char" draw:z-index="18" draw:name="Vorm40_ 1" draw:style-name="gr1" draw:text-style-name="P98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7">Aanmelden als </text:span></text:span><text:span text:style-name="Definition"><text:span text:style-name="T9">gebruiker</text:span></text:span><text:span text:style-name="Strong_20_Emphasis"><text:span text:style-name="T79"><text:note text:id="ftn10" text:note-class="footnote"><text:note-citation>1</text:note-citation><text:note-body><text:p text:style-name="P59"><text:span text:style-name="User_20_Entry"><text:span text:style-name="T187">E</text:span></text:span><text:span text:style-name="User_20_Entry"><text:span text:style-name="T189">ventuele extra </text:span></text:span><text:span text:style-name="Definition"><text:span text:style-name="T334">gebruiker</text:span></text:span><text:span text:style-name="User_20_Entry"><text:span text:style-name="T188">s</text:span></text:span><text:span text:style-name="User_20_Entry"><text:span text:style-name="T189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4"><draw:control text:anchor-type="as-char" draw:z-index="21" draw:name="Vorm13_ 1" draw:style-name="gr1" draw:text-style-name="P98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95"><draw:control text:anchor-type="as-char" draw:z-index="10" draw:name="Vorm40_2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79"><text:span text:style-name="Strong_20_Emphasis"><text:span text:style-name="T95"><draw:control text:anchor-type="as-char" draw:z-index="19" draw:name="Vorm40_ 2" draw:style-name="gr1" draw:text-style-name="P98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91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D6" office:value-type="string">
            <text:p text:style-name="P19"><text:span text:style-name="Strong_20_Emphasis"><text:span text:style-name="T90">D</text:span></text:span><text:span text:style-name="Strong_20_Emphasis"><text:span text:style-name="T78">ruk</text:span></text:span><text:span text:style-name="Strong_20_Emphasis"><text:span text:style-name="T77"> op</text:span></text:span><text:span text:style-name="Strong_20_Emphasis"><text:span text:style-name="T73"> de </text:span></text:span><text:span text:style-name="Strong_20_Emphasis"><text:span text:style-name="T62">Super</text:span></text:span><text:span text:style-name="Strong_20_Emphasis"><text:span text:style-name="T73">-toets</text:span></text:span><text:span text:style-name="Strong_20_Emphasis"><text:span text:style-name="T44"><text:note text:id="ftn11" text:note-class="footnote"><text:note-citation>2</text:note-citation><text:note-body><text:p text:style-name="P44"><text:span text:style-name="T204">De </text:span><text:span text:style-name="T205">Super</text:span><text:span text:style-name="T204">-toets is de Windows-toets, Command-toets </text:span><text:span text:style-name="T206">(Apple)</text:span><text:span text:style-name="T204">, of Vergrootglas-toets </text:span><text:span text:style-name="T206">(Chromebook)</text:span><text:span text:style-name="T204">.</text:span></text:p></text:note-body></text:note>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2">men</text:span></text:span><text:span text:style-name="Strong_20_Emphasis"><text:span text:style-name="T101">u</text:span></text:span><text:span text:style-name="Strong_20_Emphasis"><text:span text:style-name="T65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2">Selecteer</text:span></text:span><text:span text:style-name="Strong_20_Emphasis"><text:span text:style-name="T68"> </text:span></text:span><text:span text:style-name="Strong_20_Emphasis"><text:span text:style-name="T116">4 <text:s/></text:span></text:span><text:span text:style-name="Strong_20_Emphasis"><text:span text:style-name="T103">Gebruiker inrichten</text:span></text:span><text:span text:style-name="Strong_20_Emphasis"><text:span text:style-name="T8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16"><text:span text:style-name="Strong_20_Emphasis"><text:span text:style-name="T84"/></text:span></text:p>
      <text:p text:style-name="P41"/>
      <text:p text:style-name="P30"><text:span text:style-name="T198">E</text:span><text:span text:style-name="T199">inde c</text:span><text:span text:style-name="T200">hecklist, </text:span><text:span text:style-name="T201">d</text:span><text:span text:style-name="T200">e installatie van </text:span><text:span text:style-name="Strong_20_Emphasis"><text:span text:style-name="T215"><text:user-field-get text:name="Distro">Ubuntu</text:user-field-get></text:span></text:span><text:span text:style-name="T202"><text:s/></text:span><text:span text:style-name="T203"><text:user-field-get text:name="Version">22.04 LTS</text:user-field-get></text:span><text:span text:style-name="Strong_20_Emphasis"><text:span text:style-name="T216"><text:s/></text:span></text:span><text:span text:style-name="Strong_20_Emphasis"><text:span text:style-name="T120"><text:user-field-get text:name="Edition">Desktop</text:user-field-get></text:span></text:span><text:span text:style-name="Strong_20_Emphasis"><text:span text:style-name="T120"><text:s/></text:span></text:span><text:span text:style-name="T200">is voltooid.</text:span></text:p>
      <text:p text:style-name="P11"/>
      <text:p text:style-name="P6"><text:span text:style-name="Emphasis"><text:span text:style-name="T286">Geschreven </text:span></text:span><text:span text:style-name="Emphasis"><text:span text:style-name="T284">d</text:span></text:span><text:span text:style-name="Emphasis"><text:span text:style-name="T28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7">Karel Zimmer</text:span></text:span></text:a><text:span text:style-name="Emphasis"><text:span text:style-name="T28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8">CC0 1.0 Universeel</text:span></text:span></text:a><text:span text:style-name="Emphasis"><text:span text:style-name="T286">,</text:span></text:span><text:span text:style-name="Emphasis"><text:span text:style-name="T283"> </text:span></text:span><text:span text:style-name="Strong_20_Emphasis"><text:span text:style-name="T58"><text:user-field-get style:data-style-name="N0" text:name="Releaseyear">2022</text:user-field-get></text:span></text:span><text:span text:style-name="Emphasis"><text:span text:style-name="T285">-</text:span></text:span><text:span text:style-name="Emphasis"><text:span text:style-name="T285"><text:date style:data-style-name="N10107" text:date-value="2023-09-27T19:13:22.919464744">2023</text:date></text:span></text:span><text:span text:style-name="Emphasis"><text:span text:style-name="T28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9-27T19:13:22.613899111">27-09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27T19:13:22.432716654</dc:date>
    <meta:keyword>Installatie</meta:keyword>
    <meta:keyword>Checklist</meta:keyword>
    <meta:keyword>Linux</meta:keyword>
    <meta:editing-cycles>6750</meta:editing-cycles>
    <meta:editing-duration>P11DT22H28M30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4" meta:word-count="598" meta:character-count="4152" meta:non-whitespace-character-count="3599"/>
    <meta:user-defined meta:name="Info 1"/>
    <meta:user-defined meta:name="Info 2"/>
    <meta:user-defined meta:name="Info 3"/>
    <meta:user-defined meta:name="Info 4"/>
  </office:meta>
</office:document-meta>
</file>